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2e98" officeooo:paragraph-rsid="00102e98"/>
    </style:style>
    <style:style style:name="P2" style:family="paragraph" style:parent-style-name="Standard">
      <style:text-properties officeooo:rsid="0012034b" officeooo:paragraph-rsid="0012034b"/>
    </style:style>
    <style:style style:name="P3" style:family="paragraph" style:parent-style-name="Standard">
      <style:text-properties officeooo:rsid="0012c9be" officeooo:paragraph-rsid="0012c9be"/>
    </style:style>
    <style:style style:name="P4" style:family="paragraph" style:parent-style-name="Standard">
      <style:text-properties officeooo:rsid="001581da" officeooo:paragraph-rsid="001581da"/>
    </style:style>
    <style:style style:name="P5" style:family="paragraph" style:parent-style-name="Standard">
      <style:text-properties officeooo:rsid="00163eb0" officeooo:paragraph-rsid="00163eb0"/>
    </style:style>
    <style:style style:name="P6" style:family="paragraph" style:parent-style-name="Standard" style:list-style-name="L1">
      <style:text-properties officeooo:rsid="00177eca" officeooo:paragraph-rsid="00177eca"/>
    </style:style>
    <style:style style:name="P7" style:family="paragraph" style:parent-style-name="Standard" style:list-style-name="L1">
      <style:text-properties officeooo:rsid="001581da" officeooo:paragraph-rsid="001581da"/>
    </style:style>
    <style:style style:name="P8" style:family="paragraph" style:parent-style-name="Standard" style:list-style-name="L2">
      <style:text-properties officeooo:rsid="00163eb0" officeooo:paragraph-rsid="00163eb0"/>
    </style:style>
    <style:style style:name="P9" style:family="paragraph" style:parent-style-name="Standard" style:list-style-name="L3">
      <style:text-properties officeooo:rsid="0012034b" officeooo:paragraph-rsid="0012034b"/>
    </style:style>
    <style:style style:name="P10" style:family="paragraph" style:parent-style-name="Standard" style:list-style-name="L4">
      <style:text-properties officeooo:rsid="0012034b" officeooo:paragraph-rsid="0012034b"/>
    </style:style>
    <style:style style:name="P11" style:family="paragraph" style:parent-style-name="Standard" style:list-style-name="L3">
      <style:text-properties officeooo:rsid="00155f58" officeooo:paragraph-rsid="00155f58"/>
    </style:style>
    <style:style style:name="P12" style:family="paragraph" style:parent-style-name="Standard" style:list-style-name="L4">
      <style:text-properties officeooo:rsid="0012c9be" officeooo:paragraph-rsid="0012c9be"/>
    </style:style>
    <style:style style:name="T1" style:family="text">
      <style:text-properties officeooo:rsid="0012c9be"/>
    </style:style>
    <style:style style:name="T2" style:family="text">
      <style:text-properties officeooo:rsid="0014c493"/>
    </style:style>
    <style:style style:name="T3" style:family="text">
      <style:text-properties officeooo:rsid="00155f58"/>
    </style:style>
    <style:style style:name="T4" style:family="text">
      <style:text-properties officeooo:rsid="00177eca"/>
    </style:style>
    <style:style style:name="T5" style:family="text">
      <style:text-properties officeooo:rsid="001ac8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: Green Glass bottle</text:p>
      <text:p text:style-name="P1"/>
      <text:p text:style-name="P4">Steps:</text:p>
      <text:list xml:id="list8346665285772520571" text:style-name="L1">
        <text:list-item>
          <text:p text:style-name="P6">implement per pixel shading</text:p>
        </text:list-item>
        <text:list-item>
          <text:p text:style-name="P7"><text:span text:style-name="T4">read up on refractive</text:span> b<text:span text:style-name="T4">x</text:span>df shading model</text:p>
        </text:list-item>
        <text:list-item>
          <text:p text:style-name="P6">implement bxdf</text:p>
        </text:list-item>
        <text:list-item>
          <text:p text:style-name="P6">take pictures of object</text:p>
        </text:list-item>
        <text:list-item>
          <text:p text:style-name="P6">design imperfections plan</text:p>
        </text:list-item>
        <text:list-item>
          <text:p text:style-name="P6"/>
        </text:list-item>
      </text:list>
      <text:p text:style-name="P1"/>
      <text:p text:style-name="P5">Code structure</text:p>
      <text:list xml:id="list834634615569394248" text:style-name="L2">
        <text:list-item>
          <text:p text:style-name="P8">multipass rendering with a FBO</text:p>
        </text:list-item>
        <text:list-item>
          <text:p text:style-name="P8">Passes for FBO: depth, <text:span text:style-name="T5">background, bottle</text:span></text:p>
        </text:list-item>
      </text:list>
      <text:p text:style-name="P1"/>
      <text:p text:style-name="P1"/>
      <text:p text:style-name="P1">Challenges with my object: </text:p>
      <text:list xml:id="list6607676682719845151" text:style-name="L3">
        <text:list-item>
          <text:p text:style-name="P9">Combining reflection with transparency layers</text:p>
        </text:list-item>
        <text:list-item>
          <text:p text:style-name="P9">procedural noisy transparency blur on surface of glass surface (for smudges)</text:p>
        </text:list-item>
        <text:list-item>
          <text:p text:style-name="P9">Implementing an index of refraction</text:p>
        </text:list-item>
        <text:list-item>
          <text:p text:style-name="P11">Label</text:p>
        </text:list-item>
        <text:list-item>
          <text:p text:style-name="P11">Environment</text:p>
        </text:list-item>
      </text:list>
      <text:p text:style-name="P2"/>
      <text:p text:style-name="P2">Possible solutions to challenges:</text:p>
      <text:p text:style-name="P2"/>
      <text:p text:style-name="P2">Helpful links:</text:p>
      <text:list xml:id="list1914064329542119390" text:style-name="L4">
        <text:list-item>
          <text:p text:style-name="P10">Order Independent Transparency - <text:span text:style-name="T3">NA</text:span></text:p>
          <text:list>
            <text:list-item>
              <text:p text:style-name="P10"><text:span text:style-name="T1">Introduction - </text:span><text:a xlink:type="simple" xlink:href="http://www.openglsuperbible.com/2013/08/20/is-order-independent-transparency-really-necessary/" text:style-name="Internet_20_link" text:visited-style-name="Visited_20_Internet_20_Link">http://www.openglsuperbible.com/2013/08/20/is-order-independent-transparency-really-necessary/</text:a></text:p>
            </text:list-item>
            <text:list-item>
              <text:p text:style-name="P12">Introduction - <text:a xlink:type="simple" xlink:href="http://on-demand.gputechconf.com/gtc/2014/presentations/S4385-order-independent-transparency-opengl.pdf" text:style-name="Internet_20_link" text:visited-style-name="Visited_20_Internet_20_Link">http://on-demand.gputechconf.com/gtc/2014/presentations/S4385-order-independent-transparency-opengl.pdf</text:a></text:p>
            </text:list-item>
            <text:list-item>
              <text:p text:style-name="P12">More detail - <text:a xlink:type="simple" xlink:href="http://bps11.idav.ucdavis.edu/talks/10-towardRealTimeOIT-Salvi-BPS2011.pdf" text:style-name="Internet_20_link" text:visited-style-name="Visited_20_Internet_20_Link">http://bps11.idav.ucdavis.edu/talks/10-towardRealTimeOIT-Salvi-BPS2011.pdf</text:a></text:p>
            </text:list-item>
            <text:list-item>
              <text:p text:style-name="P12">Dual-depth Peeling - <text:a xlink:type="simple" xlink:href="http://developer.download.nvidia.com/SDK/10/opengl/src/dual_depth_peeling/doc/DualDepthPeeling.pdf" text:style-name="Internet_20_link" text:visited-style-name="Visited_20_Internet_20_Link">http://developer.download.nvidia.com/SDK/10/opengl/src/dual_depth_peeling/doc/DualDepthPeeling.pdf</text:a></text:p>
            </text:list-item>
            <text:list-item>
              <text:p text:style-name="P12">Sorting with CUDA - <text:a xlink:type="simple" xlink:href="https://www.heuristic42.com/dl/rbs-preprint.pdf" text:style-name="Internet_20_link" text:visited-style-name="Visited_20_Internet_20_Link">https://www.heuristic42.com/dl/rbs-preprint.pdf</text:a></text:p>
            </text:list-item>
          </text:list>
        </text:list-item>
      </text:list>
      <text:p text:style-name="P3"/>
      <text:list xml:id="list153424284857773" text:continue-numbering="true" text:style-name="L4">
        <text:list-item>
          <text:p text:style-name="P12">Real-time index of refraction</text:p>
          <text:list>
            <text:list-item>
              <text:p text:style-name="P12">Sky logo <text:span text:style-name="T2">(2D)</text:span> - <text:a xlink:type="simple" xlink:href="https://medium.com/@beclamide/advanced-realtime-glass-refraction-simulation-with-webgl-71bdce7ab825" text:style-name="Internet_20_link" text:visited-style-name="Visited_20_Internet_20_Link">https://medium.com/@beclamide/advanced-realtime-glass-refraction-simulation-with-webgl-71bdce7ab825</text:a></text:p>
            </text:list-item>
            <text:list-item>
              <text:p text:style-name="P12">Berkeley paper - <text:a xlink:type="simple" xlink:href="http://graphics.berkeley.edu/papers/Rousiers-RTR-2012-02/index.html" text:style-name="Internet_20_link" text:visited-style-name="Visited_20_Internet_20_Link">http://graphics.berkeley.edu/papers/Rousiers-RTR-2012-02/index.html</text:a></text:p>
            </text:list-item>
            <text:list-item>
              <text:p text:style-name="P1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o Emma</meta:initial-creator>
    <meta:creation-date>2018-04-19T14:15:36.688178478</meta:creation-date>
    <dc:date>2018-05-04T15:34:24.022015374</dc:date>
    <dc:creator>Koo Emma</dc:creator>
    <meta:editing-duration>PT5H36M12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1" meta:paragraph-count="29" meta:word-count="131" meta:character-count="1279" meta:non-whitespace-character-count="1197"/>
  </office:meta>
</office:document-meta>
</file>